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fe3da" officeooo:paragraph-rsid="001fe3da"/>
    </style:style>
    <style:style style:name="P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fo:font-family="'Times New Roman'"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 style:family="paragraph" style:parent-style-name="Standard" style:master-page-name="Index">
      <style:paragraph-properties style:page-number="auto" fo:break-before="page"/>
      <style:text-properties officeooo:rsid="001fe3da" officeooo:paragraph-rsid="001fe3da"/>
    </style:style>
    <style:style style:name="P5" style:family="paragraph" style:parent-style-name="Standard">
      <style:text-properties officeooo:rsid="002048bf" officeooo:paragraph-rsid="002048bf"/>
    </style:style>
    <style:style style:name="P6" style:family="paragraph" style:parent-style-name="Standard">
      <style:text-properties officeooo:rsid="01a08d01" officeooo:paragraph-rsid="01a08d01"/>
    </style:style>
    <style:style style:name="P7" style:family="paragraph" style:parent-style-name="Standard">
      <style:text-properties officeooo:rsid="001fe3da" officeooo:paragraph-rsid="001fe3da"/>
    </style:style>
    <style:style style:name="P8" style:family="paragraph" style:parent-style-name="Standard">
      <style:text-properties officeooo:rsid="005260d5" officeooo:paragraph-rsid="005260d5"/>
    </style:style>
    <style:style style:name="P9" style:family="paragraph" style:parent-style-name="Standard" style:master-page-name="Standard">
      <style:paragraph-properties style:page-number="auto" fo:break-before="page"/>
      <style:text-properties officeooo:rsid="014f4487" officeooo:paragraph-rsid="014f4487"/>
    </style:style>
    <style:style style:name="P10" style:family="paragraph" style:parent-style-name="Standard">
      <style:text-properties officeooo:rsid="002048bf" officeooo:paragraph-rsid="00395e52"/>
    </style:style>
    <style:style style:name="P11" style:family="paragraph" style:parent-style-name="Standard">
      <style:text-properties officeooo:rsid="00395e52" officeooo:paragraph-rsid="00395e52"/>
    </style:style>
    <style:style style:name="P12" style:family="paragraph" style:parent-style-name="Standard">
      <style:text-properties fo:font-weight="bold" officeooo:rsid="00395e52" officeooo:paragraph-rsid="00395e52" style:font-weight-asian="bold" style:font-weight-complex="bold"/>
    </style:style>
    <style:style style:name="P13" style:family="paragraph" style:parent-style-name="Standard">
      <style:text-properties fo:font-style="italic" officeooo:rsid="00395e52" officeooo:paragraph-rsid="00395e52" style:font-style-asian="italic" style:font-style-complex="italic"/>
    </style:style>
    <style:style style:name="P14" style:family="paragraph" style:parent-style-name="Standard">
      <style:text-properties officeooo:rsid="008c7bbf" officeooo:paragraph-rsid="008c7bbf"/>
    </style:style>
    <style:style style:name="P15" style:family="paragraph" style:parent-style-name="Standard">
      <style:text-properties officeooo:rsid="00a8dcf0" officeooo:paragraph-rsid="00a8dcf0"/>
    </style:style>
    <style:style style:name="P16" style:family="paragraph" style:parent-style-name="Standard">
      <style:text-properties officeooo:rsid="009ce420" officeooo:paragraph-rsid="009ce420"/>
    </style:style>
    <style:style style:name="P17" style:family="paragraph" style:parent-style-name="Standard">
      <style:text-properties officeooo:rsid="00ac0ded" officeooo:paragraph-rsid="00ac0ded"/>
    </style:style>
    <style:style style:name="P18" style:family="paragraph" style:parent-style-name="Standard">
      <style:text-properties fo:font-weight="bold" officeooo:rsid="0154ae17" officeooo:paragraph-rsid="0154ae17" style:font-weight-asian="bold" style:font-weight-complex="bold"/>
    </style:style>
    <style:style style:name="P19" style:family="paragraph" style:parent-style-name="Standard">
      <style:text-properties officeooo:rsid="0174494b" officeooo:paragraph-rsid="0174494b"/>
    </style:style>
    <style:style style:name="P20" style:family="paragraph" style:parent-style-name="Standard">
      <style:text-properties officeooo:rsid="017105d4" officeooo:paragraph-rsid="017105d4"/>
    </style:style>
    <style:style style:name="P21" style:family="paragraph" style:parent-style-name="Standard">
      <style:text-properties officeooo:rsid="01751fc0" officeooo:paragraph-rsid="01751fc0"/>
    </style:style>
    <style:style style:name="P22" style:family="paragraph" style:parent-style-name="Standard">
      <style:text-properties officeooo:rsid="017c9d0a" officeooo:paragraph-rsid="017c9d0a"/>
    </style:style>
    <style:style style:name="P23" style:family="paragraph" style:parent-style-name="Standard">
      <style:text-properties officeooo:rsid="017af9dc" officeooo:paragraph-rsid="017af9dc"/>
    </style:style>
    <style:style style:name="P24" style:family="paragraph" style:parent-style-name="Standard">
      <style:text-properties officeooo:rsid="00af34f9" officeooo:paragraph-rsid="00af34f9"/>
    </style:style>
    <style:style style:name="P25" style:family="paragraph" style:parent-style-name="Standard">
      <style:text-properties fo:font-weight="bold" officeooo:rsid="0156828a" officeooo:paragraph-rsid="0156828a" style:font-weight-asian="bold" style:font-weight-complex="bold"/>
    </style:style>
    <style:style style:name="P26" style:family="paragraph" style:parent-style-name="Standard">
      <style:text-properties officeooo:rsid="0056ef6b" officeooo:paragraph-rsid="0056ef6b"/>
    </style:style>
    <style:style style:name="P27" style:family="paragraph" style:parent-style-name="Standard">
      <style:text-properties fo:font-style="italic" officeooo:rsid="01583acb" officeooo:paragraph-rsid="01583acb" style:font-style-asian="italic" style:font-style-complex="italic"/>
    </style:style>
    <style:style style:name="P28" style:family="paragraph" style:parent-style-name="Standard">
      <style:text-properties officeooo:rsid="0058327c" officeooo:paragraph-rsid="0058327c"/>
    </style:style>
    <style:style style:name="P29" style:family="paragraph" style:parent-style-name="Standard">
      <style:text-properties fo:font-style="italic" officeooo:rsid="0158fb92" officeooo:paragraph-rsid="0158fb92" style:font-style-asian="italic" style:font-style-complex="italic"/>
    </style:style>
    <style:style style:name="P30" style:family="paragraph" style:parent-style-name="Standard">
      <style:text-properties fo:font-style="italic" officeooo:rsid="015ab1e7" officeooo:paragraph-rsid="015ab1e7" style:font-style-asian="italic" style:font-style-complex="italic"/>
    </style:style>
    <style:style style:name="P31" style:family="paragraph" style:parent-style-name="Standard">
      <style:text-properties officeooo:rsid="005df5ef" officeooo:paragraph-rsid="005df5ef"/>
    </style:style>
    <style:style style:name="P32" style:family="paragraph" style:parent-style-name="Standard">
      <style:text-properties officeooo:rsid="006e0c9a" officeooo:paragraph-rsid="006e0c9a"/>
    </style:style>
    <style:style style:name="P33" style:family="paragraph" style:parent-style-name="Standard">
      <style:text-properties fo:font-style="italic" officeooo:rsid="015bc01a" officeooo:paragraph-rsid="015bc01a" style:font-style-asian="italic" style:font-style-complex="italic"/>
    </style:style>
    <style:style style:name="P34" style:family="paragraph" style:parent-style-name="Standard">
      <style:text-properties officeooo:rsid="0070bebf" officeooo:paragraph-rsid="0070bebf"/>
    </style:style>
    <style:style style:name="P35" style:family="paragraph" style:parent-style-name="Standard">
      <style:text-properties fo:font-style="italic" officeooo:rsid="0058327c" officeooo:paragraph-rsid="0056ef6b" style:font-style-asian="italic" style:font-style-complex="italic"/>
    </style:style>
    <style:style style:name="P36" style:family="paragraph" style:parent-style-name="Standard">
      <style:text-properties officeooo:rsid="007a67e1" officeooo:paragraph-rsid="007a67e1"/>
    </style:style>
    <style:style style:name="P37" style:family="paragraph" style:parent-style-name="Standard">
      <style:text-properties officeooo:rsid="0088a98e" officeooo:paragraph-rsid="0088a98e"/>
    </style:style>
    <style:style style:name="P38" style:family="paragraph" style:parent-style-name="Standard">
      <style:text-properties officeooo:rsid="00c50e5b" officeooo:paragraph-rsid="00c50e5b"/>
    </style:style>
    <style:style style:name="P39" style:family="paragraph" style:parent-style-name="Standard">
      <style:text-properties officeooo:rsid="015c5bb0" officeooo:paragraph-rsid="015c5bb0"/>
    </style:style>
    <style:style style:name="P40" style:family="paragraph" style:parent-style-name="Standard">
      <style:text-properties officeooo:rsid="00c04107" officeooo:paragraph-rsid="00c04107"/>
    </style:style>
    <style:style style:name="P41" style:family="paragraph" style:parent-style-name="Standard">
      <style:text-properties fo:font-style="italic" officeooo:rsid="00c0c7cd" officeooo:paragraph-rsid="00c04107" style:font-style-asian="italic" style:font-style-complex="italic"/>
    </style:style>
    <style:style style:name="P42" style:family="paragraph" style:parent-style-name="Standard">
      <style:text-properties officeooo:rsid="0129dcfc" officeooo:paragraph-rsid="0129dcfc"/>
    </style:style>
    <style:style style:name="P43" style:family="paragraph" style:parent-style-name="Standard">
      <style:text-properties officeooo:rsid="013041cb" officeooo:paragraph-rsid="013041cb"/>
    </style:style>
    <style:style style:name="P44" style:family="paragraph" style:parent-style-name="Standard">
      <style:text-properties officeooo:rsid="01866874" officeooo:paragraph-rsid="01866874"/>
    </style:style>
    <style:style style:name="P45" style:family="paragraph" style:parent-style-name="Standard">
      <style:text-properties officeooo:rsid="0140ed3c" officeooo:paragraph-rsid="0140ed3c"/>
    </style:style>
    <style:style style:name="P46" style:family="paragraph" style:parent-style-name="Standard">
      <style:text-properties fo:font-style="italic" officeooo:rsid="00c04107" officeooo:paragraph-rsid="00c04107" style:font-style-asian="italic" style:font-style-complex="italic"/>
    </style:style>
    <style:style style:name="P47" style:family="paragraph" style:parent-style-name="Standard">
      <style:text-properties officeooo:rsid="0136584b" officeooo:paragraph-rsid="0136584b"/>
    </style:style>
    <style:style style:name="P48" style:family="paragraph" style:parent-style-name="Standard">
      <style:text-properties fo:font-weight="bold" officeooo:rsid="018b69ae" officeooo:paragraph-rsid="018b69ae" style:font-weight-asian="bold" style:font-weight-complex="bold"/>
    </style:style>
    <style:style style:name="P49" style:family="paragraph" style:parent-style-name="Standard">
      <style:text-properties fo:font-weight="normal" officeooo:rsid="018b69ae" officeooo:paragraph-rsid="018b69ae" style:font-weight-asian="normal" style:font-weight-complex="normal"/>
    </style:style>
    <style:style style:name="P50" style:family="paragraph" style:parent-style-name="Standard">
      <style:text-properties officeooo:rsid="01073e32" officeooo:paragraph-rsid="01073e32"/>
    </style:style>
    <style:style style:name="P51" style:family="paragraph" style:parent-style-name="Standard">
      <style:text-properties officeooo:rsid="010b25e4" officeooo:paragraph-rsid="010b25e4"/>
    </style:style>
    <style:style style:name="P52" style:family="paragraph" style:parent-style-name="Standard">
      <style:text-properties officeooo:rsid="010eccb2" officeooo:paragraph-rsid="010eccb2"/>
    </style:style>
    <style:style style:name="P53" style:family="paragraph" style:parent-style-name="Standard">
      <style:text-properties officeooo:rsid="01108ff6" officeooo:paragraph-rsid="01108ff6"/>
    </style:style>
    <style:style style:name="P54" style:family="paragraph" style:parent-style-name="Standard">
      <style:text-properties officeooo:rsid="0114fa73" officeooo:paragraph-rsid="0114fa73"/>
    </style:style>
    <style:style style:name="P55" style:family="paragraph" style:parent-style-name="Standard">
      <style:text-properties officeooo:rsid="01134f5e" officeooo:paragraph-rsid="01134f5e"/>
    </style:style>
    <style:style style:name="P56" style:family="paragraph" style:parent-style-name="Standard">
      <style:text-properties officeooo:rsid="011fadb7" officeooo:paragraph-rsid="011fadb7"/>
    </style:style>
    <style:style style:name="P57" style:family="paragraph" style:parent-style-name="Standard">
      <style:text-properties officeooo:rsid="01215c3e" officeooo:paragraph-rsid="01215c3e"/>
    </style:style>
    <style:style style:name="P58" style:family="paragraph" style:parent-style-name="Standard">
      <style:text-properties officeooo:rsid="0123dd0c" officeooo:paragraph-rsid="0123dd0c"/>
    </style:style>
    <style:style style:name="P59" style:family="paragraph" style:parent-style-name="Standard">
      <style:text-properties officeooo:rsid="0127dfaf" officeooo:paragraph-rsid="0127dfaf"/>
    </style:style>
    <style:style style:name="P60" style:family="paragraph" style:parent-style-name="Standard">
      <style:text-properties officeooo:rsid="01898361" officeooo:paragraph-rsid="01898361"/>
    </style:style>
    <style:style style:name="P61" style:family="paragraph" style:parent-style-name="Standard">
      <style:text-properties officeooo:rsid="016881a8" officeooo:paragraph-rsid="016881a8"/>
    </style:style>
    <style:style style:name="P62" style:family="paragraph" style:parent-style-name="Standard">
      <style:text-properties officeooo:rsid="00c2e77f" officeooo:paragraph-rsid="00c2e77f"/>
    </style:style>
    <style:style style:name="P63" style:family="paragraph" style:parent-style-name="Standard">
      <style:text-properties officeooo:rsid="00d669ba" officeooo:paragraph-rsid="00d669ba"/>
    </style:style>
    <style:style style:name="P64" style:family="paragraph" style:parent-style-name="Standard">
      <style:text-properties officeooo:rsid="00e41412" officeooo:paragraph-rsid="00e41412"/>
    </style:style>
    <style:style style:name="P65" style:family="paragraph" style:parent-style-name="Standard">
      <style:text-properties officeooo:rsid="00eed857" officeooo:paragraph-rsid="00eed857"/>
    </style:style>
    <style:style style:name="P66" style:family="paragraph" style:parent-style-name="Standard">
      <style:text-properties officeooo:rsid="00d0691b" officeooo:paragraph-rsid="00d0691b"/>
    </style:style>
    <style:style style:name="P67" style:family="paragraph" style:parent-style-name="Standard">
      <style:text-properties officeooo:rsid="00558ea9" officeooo:paragraph-rsid="00395e52"/>
    </style:style>
    <style:style style:name="P68" style:family="paragraph" style:parent-style-name="Standard">
      <style:text-properties officeooo:rsid="018efbb3" officeooo:paragraph-rsid="018efbb3"/>
    </style:style>
    <style:style style:name="P69" style:family="paragraph" style:parent-style-name="Standard">
      <style:text-properties fo:font-style="italic" officeooo:rsid="018efbb3" officeooo:paragraph-rsid="018efbb3" style:font-style-asian="italic" style:font-style-complex="italic"/>
    </style:style>
    <style:style style:name="T1" style:family="text">
      <style:text-properties fo:font-variant="normal" fo:text-transform="none" style:use-window-font-color="true" loext:opacity="0%" style:text-outline="false" style:text-line-through-style="none" style:text-line-through-typ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40pt" style:language-asian="zh" style:country-asian="CN" style:font-style-asian="normal" style:font-weight-asian="normal" style:font-name-complex="Arial Unicode MS1" style:font-size-complex="44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fo:font-family="'Times New Roman'" style:font-family-generic="roman" style:font-pitch="variable"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3pt" style:language-asian="zh" style:country-asian="CN" style:font-style-asian="normal" style:font-weight-asian="normal" style:font-name-complex="Arial Unicode M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officeooo:rsid="014d78bb"/>
    </style:style>
    <style:style style:name="T4" style:family="text">
      <style:text-properties officeooo:rsid="0182c370"/>
    </style:style>
    <style:style style:name="T5" style:family="text">
      <style:text-properties officeooo:rsid="01839cdf"/>
    </style:style>
    <style:style style:name="T6" style:family="text">
      <style:text-properties fo:font-weight="bold" style:font-weight-asian="bold" style:font-weight-complex="bold"/>
    </style:style>
    <style:style style:name="T7" style:family="text">
      <style:text-properties officeooo:rsid="00234272"/>
    </style:style>
    <style:style style:name="T8" style:family="text">
      <style:text-properties officeooo:rsid="0021fd8e"/>
    </style:style>
    <style:style style:name="T9" style:family="text">
      <style:text-properties officeooo:rsid="002367d4"/>
    </style:style>
    <style:style style:name="T10" style:family="text">
      <style:text-properties officeooo:rsid="01058e41"/>
    </style:style>
    <style:style style:name="T11" style:family="text">
      <style:text-properties officeooo:rsid="01054e2a"/>
    </style:style>
    <style:style style:name="T12" style:family="text">
      <style:text-properties officeooo:rsid="01041954"/>
    </style:style>
    <style:style style:name="T13" style:family="text">
      <style:text-properties officeooo:rsid="00245a77"/>
    </style:style>
    <style:style style:name="T14" style:family="text">
      <style:text-properties officeooo:rsid="00252c93"/>
    </style:style>
    <style:style style:name="T15" style:family="text">
      <style:text-properties officeooo:rsid="002654c8"/>
    </style:style>
    <style:style style:name="T16" style:family="text">
      <style:text-properties officeooo:rsid="0027e247"/>
    </style:style>
    <style:style style:name="T17" style:family="text">
      <style:text-properties officeooo:rsid="0041b805"/>
    </style:style>
    <style:style style:name="T18" style:family="text">
      <style:text-properties officeooo:rsid="0027ea00"/>
    </style:style>
    <style:style style:name="T19" style:family="text">
      <style:text-properties officeooo:rsid="00445bc0"/>
    </style:style>
    <style:style style:name="T20" style:family="text">
      <style:text-properties officeooo:rsid="0028a521"/>
    </style:style>
    <style:style style:name="T21" style:family="text">
      <style:text-properties officeooo:rsid="0029ae60"/>
    </style:style>
    <style:style style:name="T22" style:family="text">
      <style:text-properties officeooo:rsid="002af2b3"/>
    </style:style>
    <style:style style:name="T23" style:family="text">
      <style:text-properties officeooo:rsid="002b0282"/>
    </style:style>
    <style:style style:name="T24" style:family="text">
      <style:text-properties officeooo:rsid="0030165f"/>
    </style:style>
    <style:style style:name="T25" style:family="text">
      <style:text-properties officeooo:rsid="0031a837"/>
    </style:style>
    <style:style style:name="T26" style:family="text">
      <style:text-properties officeooo:rsid="003281de"/>
    </style:style>
    <style:style style:name="T27" style:family="text">
      <style:text-properties officeooo:rsid="0033d490"/>
    </style:style>
    <style:style style:name="T28" style:family="text">
      <style:text-properties officeooo:rsid="002ccce4"/>
    </style:style>
    <style:style style:name="T29" style:family="text">
      <style:text-properties officeooo:rsid="00350e15"/>
    </style:style>
    <style:style style:name="T30" style:family="text">
      <style:text-properties officeooo:rsid="002e8413"/>
    </style:style>
    <style:style style:name="T31" style:family="text">
      <style:text-properties officeooo:rsid="0036683d"/>
    </style:style>
    <style:style style:name="T32" style:family="text">
      <style:text-properties officeooo:rsid="0037a03d"/>
    </style:style>
    <style:style style:name="T33" style:family="text">
      <style:text-properties officeooo:rsid="004494d2"/>
    </style:style>
    <style:style style:name="T34" style:family="text">
      <style:text-properties officeooo:rsid="0039d9a5"/>
    </style:style>
    <style:style style:name="T35" style:family="text">
      <style:text-properties officeooo:rsid="003b4ad1"/>
    </style:style>
    <style:style style:name="T36" style:family="text">
      <style:text-properties officeooo:rsid="003c51a5"/>
    </style:style>
    <style:style style:name="T37" style:family="text">
      <style:text-properties officeooo:rsid="003f522b"/>
    </style:style>
    <style:style style:name="T38" style:family="text">
      <style:text-properties officeooo:rsid="003cdc7c"/>
    </style:style>
    <style:style style:name="T39" style:family="text">
      <style:text-properties officeooo:rsid="003d73cc"/>
    </style:style>
    <style:style style:name="T40" style:family="text">
      <style:text-properties officeooo:rsid="003ee2f9"/>
    </style:style>
    <style:style style:name="T41" style:family="text">
      <style:text-properties officeooo:rsid="00411ad9"/>
    </style:style>
    <style:style style:name="T42" style:family="text">
      <style:text-properties officeooo:rsid="0045693c"/>
    </style:style>
    <style:style style:name="T43" style:family="text">
      <style:text-properties officeooo:rsid="00459196"/>
    </style:style>
    <style:style style:name="T44" style:family="text">
      <style:text-properties officeooo:rsid="0045eca6"/>
    </style:style>
    <style:style style:name="T45" style:family="text">
      <style:text-properties officeooo:rsid="0047d1d2"/>
    </style:style>
    <style:style style:name="T46" style:family="text">
      <style:text-properties officeooo:rsid="004882aa"/>
    </style:style>
    <style:style style:name="T47" style:family="text">
      <style:text-properties officeooo:rsid="00494b29"/>
    </style:style>
    <style:style style:name="T48" style:family="text">
      <style:text-properties officeooo:rsid="0049895e"/>
    </style:style>
    <style:style style:name="T49" style:family="text">
      <style:text-properties officeooo:rsid="004b6289"/>
    </style:style>
    <style:style style:name="T50" style:family="text">
      <style:text-properties officeooo:rsid="004da996"/>
    </style:style>
    <style:style style:name="T51" style:family="text">
      <style:text-properties officeooo:rsid="004f1736"/>
    </style:style>
    <style:style style:name="T52" style:family="text">
      <style:text-properties officeooo:rsid="004fe044"/>
    </style:style>
    <style:style style:name="T53" style:family="text">
      <style:text-properties officeooo:rsid="0050a386"/>
    </style:style>
    <style:style style:name="T54" style:family="text">
      <style:text-properties officeooo:rsid="014f4487"/>
    </style:style>
    <style:style style:name="T55" style:family="text">
      <style:text-properties officeooo:rsid="0152cb5c"/>
    </style:style>
    <style:style style:name="T56" style:family="text">
      <style:text-properties officeooo:rsid="008b8b88"/>
    </style:style>
    <style:style style:name="T57" style:family="text">
      <style:text-properties officeooo:rsid="008d8d50"/>
    </style:style>
    <style:style style:name="T58" style:family="text">
      <style:text-properties officeooo:rsid="008e5180"/>
    </style:style>
    <style:style style:name="T59" style:family="text">
      <style:text-properties officeooo:rsid="008fbfff"/>
    </style:style>
    <style:style style:name="T60" style:family="text">
      <style:text-properties officeooo:rsid="0093b347"/>
    </style:style>
    <style:style style:name="T61" style:family="text">
      <style:text-properties officeooo:rsid="00912584"/>
    </style:style>
    <style:style style:name="T62" style:family="text">
      <style:text-properties officeooo:rsid="0091f0ab"/>
    </style:style>
    <style:style style:name="T63" style:family="text">
      <style:text-properties officeooo:rsid="00959f2b"/>
    </style:style>
    <style:style style:name="T64" style:family="text">
      <style:text-properties officeooo:rsid="00960dcc"/>
    </style:style>
    <style:style style:name="T65" style:family="text">
      <style:text-properties officeooo:rsid="0097823c"/>
    </style:style>
    <style:style style:name="T66" style:family="text">
      <style:text-properties officeooo:rsid="009abaab"/>
    </style:style>
    <style:style style:name="T67" style:family="text">
      <style:text-properties officeooo:rsid="0097a8a1"/>
    </style:style>
    <style:style style:name="T68" style:family="text">
      <style:text-properties officeooo:rsid="009b7154"/>
    </style:style>
    <style:style style:name="T69" style:family="text">
      <style:text-properties officeooo:rsid="0098a582"/>
    </style:style>
    <style:style style:name="T70" style:family="text">
      <style:text-properties officeooo:rsid="009999c2"/>
    </style:style>
    <style:style style:name="T71" style:family="text">
      <style:text-properties officeooo:rsid="00aaaff7"/>
    </style:style>
    <style:style style:name="T72" style:family="text">
      <style:text-properties officeooo:rsid="009ec7e6"/>
    </style:style>
    <style:style style:name="T73" style:family="text">
      <style:text-properties officeooo:rsid="009f22dc"/>
    </style:style>
    <style:style style:name="T74" style:family="text">
      <style:text-properties officeooo:rsid="00a05c59"/>
    </style:style>
    <style:style style:name="T75" style:family="text">
      <style:text-properties officeooo:rsid="00a0c541"/>
    </style:style>
    <style:style style:name="T76" style:family="text">
      <style:text-properties officeooo:rsid="00a291f1"/>
    </style:style>
    <style:style style:name="T77" style:family="text">
      <style:text-properties officeooo:rsid="00a35574"/>
    </style:style>
    <style:style style:name="T78" style:family="text">
      <style:text-properties officeooo:rsid="00a51c94"/>
    </style:style>
    <style:style style:name="T79" style:family="text">
      <style:text-properties officeooo:rsid="00a5c870"/>
    </style:style>
    <style:style style:name="T80" style:family="text">
      <style:text-properties officeooo:rsid="00a8dcf0"/>
    </style:style>
    <style:style style:name="T81" style:family="text">
      <style:text-properties officeooo:rsid="00adad34"/>
    </style:style>
    <style:style style:name="T82" style:family="text">
      <style:text-properties officeooo:rsid="01723391"/>
    </style:style>
    <style:style style:name="T83" style:family="text">
      <style:text-properties officeooo:rsid="0172b0ac"/>
    </style:style>
    <style:style style:name="T84" style:family="text">
      <style:text-properties officeooo:rsid="0175160a"/>
    </style:style>
    <style:style style:name="T85" style:family="text">
      <style:text-properties officeooo:rsid="01751fc0"/>
    </style:style>
    <style:style style:name="T86" style:family="text">
      <style:text-properties officeooo:rsid="01761c41"/>
    </style:style>
    <style:style style:name="T87" style:family="text">
      <style:text-properties officeooo:rsid="01781a89"/>
    </style:style>
    <style:style style:name="T88" style:family="text">
      <style:text-properties officeooo:rsid="01793512"/>
    </style:style>
    <style:style style:name="T89" style:family="text">
      <style:text-properties officeooo:rsid="017ccfff"/>
    </style:style>
    <style:style style:name="T90" style:family="text">
      <style:text-properties officeooo:rsid="017db8e8"/>
    </style:style>
    <style:style style:name="T91" style:family="text">
      <style:text-properties officeooo:rsid="017e2b67"/>
    </style:style>
    <style:style style:name="T92" style:family="text">
      <style:text-properties officeooo:rsid="017f3a96"/>
    </style:style>
    <style:style style:name="T93" style:family="text">
      <style:text-properties officeooo:rsid="00af50eb"/>
    </style:style>
    <style:style style:name="T94" style:family="text">
      <style:text-properties officeooo:rsid="00b13f97"/>
    </style:style>
    <style:style style:name="T95" style:family="text">
      <style:text-properties officeooo:rsid="00b66cdd"/>
    </style:style>
    <style:style style:name="T96" style:family="text">
      <style:text-properties officeooo:rsid="00b7ebca"/>
    </style:style>
    <style:style style:name="T97" style:family="text">
      <style:text-properties officeooo:rsid="00b31e79"/>
    </style:style>
    <style:style style:name="T98" style:family="text">
      <style:text-properties officeooo:rsid="00b3866c"/>
    </style:style>
    <style:style style:name="T99" style:family="text">
      <style:text-properties officeooo:rsid="00b3dbfe"/>
    </style:style>
    <style:style style:name="T100" style:family="text">
      <style:text-properties officeooo:rsid="00b5a7f2"/>
    </style:style>
    <style:style style:name="T101" style:family="text">
      <style:text-properties officeooo:rsid="00b86879"/>
    </style:style>
    <style:style style:name="T102" style:family="text">
      <style:text-properties officeooo:rsid="00b9ad9b"/>
    </style:style>
    <style:style style:name="T103" style:family="text">
      <style:text-properties officeooo:rsid="00be1eae"/>
    </style:style>
    <style:style style:name="T104" style:family="text">
      <style:text-properties officeooo:rsid="00bb90be"/>
    </style:style>
    <style:style style:name="T105" style:family="text">
      <style:text-properties officeooo:rsid="00bd089f"/>
    </style:style>
    <style:style style:name="T106" style:family="text">
      <style:text-properties officeooo:rsid="00895f1b"/>
    </style:style>
    <style:style style:name="T107" style:family="text">
      <style:text-properties officeooo:rsid="008b34bf"/>
    </style:style>
    <style:style style:name="T108" style:family="text">
      <style:text-properties officeooo:rsid="0058e22e"/>
    </style:style>
    <style:style style:name="T109" style:family="text">
      <style:text-properties officeooo:rsid="005b860b"/>
    </style:style>
    <style:style style:name="T110" style:family="text">
      <style:text-properties officeooo:rsid="005a119f"/>
    </style:style>
    <style:style style:name="T111" style:family="text">
      <style:text-properties officeooo:rsid="005cff68"/>
    </style:style>
    <style:style style:name="T112" style:family="text">
      <style:text-properties officeooo:rsid="015b5687"/>
    </style:style>
    <style:style style:name="T113" style:family="text">
      <style:text-properties officeooo:rsid="005fbf95"/>
    </style:style>
    <style:style style:name="T114" style:family="text">
      <style:text-properties officeooo:rsid="00612585"/>
    </style:style>
    <style:style style:name="T115" style:family="text">
      <style:text-properties officeooo:rsid="0062610a"/>
    </style:style>
    <style:style style:name="T116" style:family="text">
      <style:text-properties officeooo:rsid="0062a9cc"/>
    </style:style>
    <style:style style:name="T117" style:family="text">
      <style:text-properties officeooo:rsid="0063a287"/>
    </style:style>
    <style:style style:name="T118" style:family="text">
      <style:text-properties officeooo:rsid="00650002"/>
    </style:style>
    <style:style style:name="T119" style:family="text">
      <style:text-properties officeooo:rsid="00653dda"/>
    </style:style>
    <style:style style:name="T120" style:family="text">
      <style:text-properties officeooo:rsid="006843ea"/>
    </style:style>
    <style:style style:name="T121" style:family="text">
      <style:text-properties officeooo:rsid="006a1805"/>
    </style:style>
    <style:style style:name="T122" style:family="text">
      <style:text-properties officeooo:rsid="006a96dd"/>
    </style:style>
    <style:style style:name="T123" style:family="text">
      <style:text-properties officeooo:rsid="006bd996"/>
    </style:style>
    <style:style style:name="T124" style:family="text">
      <style:text-properties officeooo:rsid="006ff996"/>
    </style:style>
    <style:style style:name="T125" style:family="text">
      <style:text-properties officeooo:rsid="00706f64"/>
    </style:style>
    <style:style style:name="T126" style:family="text">
      <style:text-properties officeooo:rsid="0071b0ab"/>
    </style:style>
    <style:style style:name="T127" style:family="text">
      <style:text-properties officeooo:rsid="00735f5f"/>
    </style:style>
    <style:style style:name="T128" style:family="text">
      <style:text-properties officeooo:rsid="00747c1d"/>
    </style:style>
    <style:style style:name="T129" style:family="text">
      <style:text-properties officeooo:rsid="00765c25"/>
    </style:style>
    <style:style style:name="T130" style:family="text">
      <style:text-properties officeooo:rsid="00766da0"/>
    </style:style>
    <style:style style:name="T131" style:family="text">
      <style:text-properties officeooo:rsid="0077b478"/>
    </style:style>
    <style:style style:name="T132" style:family="text">
      <style:text-properties officeooo:rsid="00790063"/>
    </style:style>
    <style:style style:name="T133" style:family="text">
      <style:text-properties officeooo:rsid="007962c0"/>
    </style:style>
    <style:style style:name="T134" style:family="text">
      <style:text-properties officeooo:rsid="007c102c"/>
    </style:style>
    <style:style style:name="T135" style:family="text">
      <style:text-properties officeooo:rsid="007d9c35"/>
    </style:style>
    <style:style style:name="T136" style:family="text">
      <style:text-properties officeooo:rsid="007f1340"/>
    </style:style>
    <style:style style:name="T137" style:family="text">
      <style:text-properties officeooo:rsid="0080ecb2"/>
    </style:style>
    <style:style style:name="T138" style:family="text">
      <style:text-properties officeooo:rsid="008289ba"/>
    </style:style>
    <style:style style:name="T139" style:family="text">
      <style:text-properties officeooo:rsid="0082fb4b"/>
    </style:style>
    <style:style style:name="T140" style:family="text">
      <style:text-properties officeooo:rsid="0083b0bf"/>
    </style:style>
    <style:style style:name="T141" style:family="text">
      <style:text-properties officeooo:rsid="00842a09"/>
    </style:style>
    <style:style style:name="T142" style:family="text">
      <style:text-properties officeooo:rsid="00856d55"/>
    </style:style>
    <style:style style:name="T143" style:family="text">
      <style:text-properties officeooo:rsid="00865514"/>
    </style:style>
    <style:style style:name="T144" style:family="text">
      <style:text-properties officeooo:rsid="008919d7"/>
    </style:style>
    <style:style style:name="T145" style:family="text">
      <style:text-properties officeooo:rsid="00891b29"/>
    </style:style>
    <style:style style:name="T146" style:family="text">
      <style:text-properties fo:font-style="italic" officeooo:rsid="015c27c8" style:font-style-asian="italic" style:font-style-complex="italic"/>
    </style:style>
    <style:style style:name="T147" style:family="text">
      <style:text-properties fo:font-style="italic" officeooo:rsid="00c50e5b" style:font-style-asian="italic" style:font-style-complex="italic"/>
    </style:style>
    <style:style style:name="T148" style:family="text">
      <style:text-properties officeooo:rsid="015c8e04"/>
    </style:style>
    <style:style style:name="T149" style:family="text">
      <style:text-properties officeooo:rsid="015e461d"/>
    </style:style>
    <style:style style:name="T150" style:family="text">
      <style:text-properties officeooo:rsid="015f22b2"/>
    </style:style>
    <style:style style:name="T151" style:family="text">
      <style:text-properties officeooo:rsid="00c25173"/>
    </style:style>
    <style:style style:name="T152" style:family="text">
      <style:text-properties officeooo:rsid="012b3f1f"/>
    </style:style>
    <style:style style:name="T153" style:family="text">
      <style:text-properties officeooo:rsid="012c207a"/>
    </style:style>
    <style:style style:name="T154" style:family="text">
      <style:text-properties officeooo:rsid="012cae05"/>
    </style:style>
    <style:style style:name="T155" style:family="text">
      <style:text-properties officeooo:rsid="012d460b"/>
    </style:style>
    <style:style style:name="T156" style:family="text">
      <style:text-properties officeooo:rsid="012d8f81"/>
    </style:style>
    <style:style style:name="T157" style:family="text">
      <style:text-properties officeooo:rsid="012eaa62"/>
    </style:style>
    <style:style style:name="T158" style:family="text">
      <style:text-properties officeooo:rsid="01313190"/>
    </style:style>
    <style:style style:name="T159" style:family="text">
      <style:text-properties officeooo:rsid="01328ace"/>
    </style:style>
    <style:style style:name="T160" style:family="text">
      <style:text-properties officeooo:rsid="0133de77"/>
    </style:style>
    <style:style style:name="T161" style:family="text">
      <style:text-properties officeooo:rsid="01345a24"/>
    </style:style>
    <style:style style:name="T162" style:family="text">
      <style:text-properties officeooo:rsid="01358fa0"/>
    </style:style>
    <style:style style:name="T163" style:family="text">
      <style:text-properties officeooo:rsid="01362aa0"/>
    </style:style>
    <style:style style:name="T164" style:family="text">
      <style:text-properties officeooo:rsid="01875c05"/>
    </style:style>
    <style:style style:name="T165" style:family="text">
      <style:text-properties officeooo:rsid="014228af"/>
    </style:style>
    <style:style style:name="T166" style:family="text">
      <style:text-properties officeooo:rsid="01431acc"/>
    </style:style>
    <style:style style:name="T167" style:family="text">
      <style:text-properties officeooo:rsid="0143bfe4"/>
    </style:style>
    <style:style style:name="T168" style:family="text">
      <style:text-properties officeooo:rsid="0144c5a3"/>
    </style:style>
    <style:style style:name="T169" style:family="text">
      <style:text-properties officeooo:rsid="01452c22"/>
    </style:style>
    <style:style style:name="T170" style:family="text">
      <style:text-properties officeooo:rsid="01466374"/>
    </style:style>
    <style:style style:name="T171" style:family="text">
      <style:text-properties officeooo:rsid="0148be55"/>
    </style:style>
    <style:style style:name="T172" style:family="text">
      <style:text-properties officeooo:rsid="0149c032"/>
    </style:style>
    <style:style style:name="T173" style:family="text">
      <style:text-properties officeooo:rsid="01657c78"/>
    </style:style>
    <style:style style:name="T174" style:family="text">
      <style:text-properties officeooo:rsid="00c0c7cd"/>
    </style:style>
    <style:style style:name="T175" style:family="text">
      <style:text-properties officeooo:rsid="0136db61"/>
    </style:style>
    <style:style style:name="T176" style:family="text">
      <style:text-properties officeooo:rsid="0137669d"/>
    </style:style>
    <style:style style:name="T177" style:family="text">
      <style:text-properties officeooo:rsid="01384bcb"/>
    </style:style>
    <style:style style:name="T178" style:family="text">
      <style:text-properties officeooo:rsid="013a48f8"/>
    </style:style>
    <style:style style:name="T179" style:family="text">
      <style:text-properties officeooo:rsid="013b88b4"/>
    </style:style>
    <style:style style:name="T180" style:family="text">
      <style:text-properties officeooo:rsid="013bcc6f"/>
    </style:style>
    <style:style style:name="T181" style:family="text">
      <style:text-properties officeooo:rsid="013dba73"/>
    </style:style>
    <style:style style:name="T182" style:family="text">
      <style:text-properties officeooo:rsid="013f6d92"/>
    </style:style>
    <style:style style:name="T183" style:family="text">
      <style:text-properties officeooo:rsid="01406852"/>
    </style:style>
    <style:style style:name="T184" style:family="text">
      <style:text-properties officeooo:rsid="0140aab9"/>
    </style:style>
    <style:style style:name="T185" style:family="text">
      <style:text-properties officeooo:rsid="01675382"/>
    </style:style>
    <style:style style:name="T186" style:family="text">
      <style:text-properties officeooo:rsid="01073be2"/>
    </style:style>
    <style:style style:name="T187" style:family="text">
      <style:text-properties officeooo:rsid="0108f7ae"/>
    </style:style>
    <style:style style:name="T188" style:family="text">
      <style:text-properties officeooo:rsid="010ad842"/>
    </style:style>
    <style:style style:name="T189" style:family="text">
      <style:text-properties officeooo:rsid="01108ff6"/>
    </style:style>
    <style:style style:name="T190" style:family="text">
      <style:text-properties officeooo:rsid="0188eb94"/>
    </style:style>
    <style:style style:name="T191" style:family="text">
      <style:text-properties officeooo:rsid="010c98ed"/>
    </style:style>
    <style:style style:name="T192" style:family="text">
      <style:text-properties officeooo:rsid="010cedc7"/>
    </style:style>
    <style:style style:name="T193" style:family="text">
      <style:text-properties officeooo:rsid="01116151"/>
    </style:style>
    <style:style style:name="T194" style:family="text">
      <style:text-properties officeooo:rsid="0114fa73"/>
    </style:style>
    <style:style style:name="T195" style:family="text">
      <style:text-properties officeooo:rsid="0116f067"/>
    </style:style>
    <style:style style:name="T196" style:family="text">
      <style:text-properties officeooo:rsid="011921d6"/>
    </style:style>
    <style:style style:name="T197" style:family="text">
      <style:text-properties officeooo:rsid="0119ce75"/>
    </style:style>
    <style:style style:name="T198" style:family="text">
      <style:text-properties officeooo:rsid="011b9b0c"/>
    </style:style>
    <style:style style:name="T199" style:family="text">
      <style:text-properties officeooo:rsid="011c6dc3"/>
    </style:style>
    <style:style style:name="T200" style:family="text">
      <style:text-properties officeooo:rsid="011de8c6"/>
    </style:style>
    <style:style style:name="T201" style:family="text">
      <style:text-properties officeooo:rsid="011fce5b"/>
    </style:style>
    <style:style style:name="T202" style:family="text">
      <style:text-properties officeooo:rsid="012235c7"/>
    </style:style>
    <style:style style:name="T203" style:family="text">
      <style:text-properties style:text-position="super 58%" officeooo:rsid="012235c7"/>
    </style:style>
    <style:style style:name="T204" style:family="text">
      <style:text-properties officeooo:rsid="01258d60"/>
    </style:style>
    <style:style style:name="T205" style:family="text">
      <style:text-properties officeooo:rsid="01260508"/>
    </style:style>
    <style:style style:name="T206" style:family="text">
      <style:text-properties fo:font-weight="bold" officeooo:rsid="0169393f" style:font-weight-asian="bold" style:font-weight-complex="bold"/>
    </style:style>
    <style:style style:name="T207" style:family="text">
      <style:text-properties officeooo:rsid="016acda7"/>
    </style:style>
    <style:style style:name="T208" style:family="text">
      <style:text-properties officeooo:rsid="00c2e77f"/>
    </style:style>
    <style:style style:name="T209" style:family="text">
      <style:text-properties officeooo:rsid="016bcf96"/>
    </style:style>
    <style:style style:name="T210" style:family="text">
      <style:text-properties officeooo:rsid="00ca4e5d"/>
    </style:style>
    <style:style style:name="T211" style:family="text">
      <style:text-properties officeooo:rsid="00c5938b"/>
    </style:style>
    <style:style style:name="T212" style:family="text">
      <style:text-properties officeooo:rsid="00c79a13"/>
    </style:style>
    <style:style style:name="T213" style:family="text">
      <style:text-properties officeooo:rsid="00c6c1ba"/>
    </style:style>
    <style:style style:name="T214" style:family="text">
      <style:text-properties officeooo:rsid="00c8ddad"/>
    </style:style>
    <style:style style:name="T215" style:family="text">
      <style:text-properties officeooo:rsid="00c9446c"/>
    </style:style>
    <style:style style:name="T216" style:family="text">
      <style:text-properties officeooo:rsid="00cab083"/>
    </style:style>
    <style:style style:name="T217" style:family="text">
      <style:text-properties officeooo:rsid="00cc461e"/>
    </style:style>
    <style:style style:name="T218" style:family="text">
      <style:text-properties officeooo:rsid="00cf8e26"/>
    </style:style>
    <style:style style:name="T219" style:family="text">
      <style:text-properties officeooo:rsid="00d7fc72"/>
    </style:style>
    <style:style style:name="T220" style:family="text">
      <style:text-properties officeooo:rsid="00d92b11"/>
    </style:style>
    <style:style style:name="T221" style:family="text">
      <style:text-properties officeooo:rsid="00df4aba"/>
    </style:style>
    <style:style style:name="T222" style:family="text">
      <style:text-properties officeooo:rsid="00e03c2d"/>
    </style:style>
    <style:style style:name="T223" style:family="text">
      <style:text-properties officeooo:rsid="00d9c939"/>
    </style:style>
    <style:style style:name="T224" style:family="text">
      <style:text-properties officeooo:rsid="00db3600"/>
    </style:style>
    <style:style style:name="T225" style:family="text">
      <style:text-properties officeooo:rsid="00e21f22"/>
    </style:style>
    <style:style style:name="T226" style:family="text">
      <style:text-properties officeooo:rsid="00e3a0b6"/>
    </style:style>
    <style:style style:name="T227" style:family="text">
      <style:text-properties officeooo:rsid="00e44185"/>
    </style:style>
    <style:style style:name="T228" style:family="text">
      <style:text-properties officeooo:rsid="00e72015"/>
    </style:style>
    <style:style style:name="T229" style:family="text">
      <style:text-properties officeooo:rsid="00e898ce"/>
    </style:style>
    <style:style style:name="T230" style:family="text">
      <style:text-properties officeooo:rsid="00ed9bc8"/>
    </style:style>
    <style:style style:name="T231" style:family="text">
      <style:text-properties officeooo:rsid="00e9b020"/>
    </style:style>
    <style:style style:name="T232" style:family="text">
      <style:text-properties officeooo:rsid="00e9d0d6"/>
    </style:style>
    <style:style style:name="T233" style:family="text">
      <style:text-properties officeooo:rsid="00f0cc92"/>
    </style:style>
    <style:style style:name="T234" style:family="text">
      <style:text-properties officeooo:rsid="00f1eaed"/>
    </style:style>
    <style:style style:name="T235" style:family="text">
      <style:text-properties officeooo:rsid="00f2ccfa"/>
    </style:style>
    <style:style style:name="T236" style:family="text">
      <style:text-properties officeooo:rsid="00f3483e"/>
    </style:style>
    <style:style style:name="T237" style:family="text">
      <style:text-properties officeooo:rsid="00f37c3d"/>
    </style:style>
    <style:style style:name="T238" style:family="text">
      <style:text-properties officeooo:rsid="00f58ddf"/>
    </style:style>
    <style:style style:name="T239" style:family="text">
      <style:text-properties officeooo:rsid="00f3fe5b"/>
    </style:style>
    <style:style style:name="T240" style:family="text">
      <style:text-properties officeooo:rsid="00f7601b"/>
    </style:style>
    <style:style style:name="T241" style:family="text">
      <style:text-properties officeooo:rsid="00f9cc00"/>
    </style:style>
    <style:style style:name="T242" style:family="text">
      <style:text-properties officeooo:rsid="00f9fa1d"/>
    </style:style>
    <style:style style:name="T243" style:family="text">
      <style:text-properties officeooo:rsid="00fbcff1"/>
    </style:style>
    <style:style style:name="T244" style:family="text">
      <style:text-properties officeooo:rsid="00fe2c65"/>
    </style:style>
    <style:style style:name="T245" style:family="text">
      <style:text-properties officeooo:rsid="00fdc03a"/>
    </style:style>
    <style:style style:name="T246" style:family="text">
      <style:text-properties officeooo:rsid="00fed307"/>
    </style:style>
    <style:style style:name="T247" style:family="text">
      <style:text-properties officeooo:rsid="00ff8963"/>
    </style:style>
    <style:style style:name="T248" style:family="text">
      <style:text-properties officeooo:rsid="010076d0"/>
    </style:style>
    <style:style style:name="T249" style:family="text">
      <style:text-properties officeooo:rsid="00d0eb7e"/>
    </style:style>
    <style:style style:name="T250" style:family="text">
      <style:text-properties officeooo:rsid="01014ec3"/>
    </style:style>
    <style:style style:name="T251" style:family="text">
      <style:text-properties officeooo:rsid="0102caa6"/>
    </style:style>
    <style:style style:name="T252" style:family="text">
      <style:text-properties officeooo:rsid="016e4042"/>
    </style:style>
    <style:style style:name="T253" style:family="text">
      <style:text-properties officeooo:rsid="00c4572e"/>
    </style:style>
    <style:style style:name="T254" style:family="text">
      <style:text-properties officeooo:rsid="018fa888"/>
    </style:style>
    <style:style style:name="T255" style:family="text">
      <style:text-properties officeooo:rsid="018ff785"/>
    </style:style>
    <style:style style:name="T256" style:family="text">
      <style:text-properties officeooo:rsid="019dc390"/>
    </style:style>
    <style:style style:name="T257" style:family="text">
      <style:text-properties officeooo:rsid="01910c18"/>
    </style:style>
    <style:style style:name="T258" style:family="text">
      <style:text-properties officeooo:rsid="01927b5e"/>
    </style:style>
    <style:style style:name="T259" style:family="text">
      <style:text-properties officeooo:rsid="0194f743"/>
    </style:style>
    <style:style style:name="T260" style:family="text">
      <style:text-properties officeooo:rsid="01963411"/>
    </style:style>
    <style:style style:name="T261" style:family="text">
      <style:text-properties officeooo:rsid="019668a5"/>
    </style:style>
    <style:style style:name="T262" style:family="text">
      <style:text-properties officeooo:rsid="019699f6"/>
    </style:style>
    <style:style style:name="T263" style:family="text">
      <style:text-properties officeooo:rsid="01980c63"/>
    </style:style>
    <style:style style:name="T264" style:family="text">
      <style:text-properties officeooo:rsid="019a0de6"/>
    </style:style>
    <style:style style:name="T265" style:family="text">
      <style:text-properties officeooo:rsid="019b82fd"/>
    </style:style>
    <style:style style:name="T266" style:family="text">
      <style:text-properties officeooo:rsid="019c1e78"/>
    </style:style>
    <style:style style:name="gr1" style:family="graphic">
      <style:graphic-properties draw:stroke="none" svg:stroke-color="#000000" draw:fill="none" draw:fill-color="#ffffff" draw:textarea-vertical-align="middle" fo:min-height="11.007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variable-decls>
        <text:variable-decl office:value-type="string" text:name="H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3" svg:width="8.4768in" svg:height="11.0071in" svg:x="-0.7638in" svg:y="-0.752in"><draw:text-box><text:p text:style-name="P2"><text:span text:style-name="T1">Monero Republic</text:span></text:p><text:p text:style-name="P2"><text:span text:style-name="T2"/></text:p><text:p text:style-name="P2"><text:span text:style-name="T2">preland</text:span></text:p><text:p text:style-name="P2"><text:span text:style-name="T2"/></text:p><text:p text:style-name="P2"><text:span text:style-name="T2"/></text:p><text:p text:style-name="P2"><text:span text:style-name="T2"/></text:p><text:p text:style-name="P2"><text:span text:style-name="T2">Special thanks to: lancilottes</text:span></text:p></draw:text-box></draw:frame></text:p>
      <text:p text:style-name="P4"/>
      <text:p text:style-name="P5"><text:span text:style-name="T3">A</text:span>bstract</text:p>
      <text:p text:style-name="P5"/>
      <text:p text:style-name="P6">In the interest of time, and in line with the variability of this paper in its current state, an abstract is not feasible. </text:p>
      <text:p text:style-name="P6"/>
      <text:p text:style-name="P6">A quick summation: This proposes an upgrade to Monero that would reduce the effectiveness of 51% hashrate attacks, while also realigning the incentive structure to better motivate network growth.</text:p>
      <text:p text:style-name="P5"/>
      <text:p text:style-name="P7">Table Of Contents</text:p>
      <text:p text:style-name="P8"/>
      <text:p text:style-name="P7">Intr<text:span text:style-name="T4">o</text:span></text:p>
      <text:p text:style-name="P7">Consensus</text:p>
      <text:p text:style-name="P7">Minin<text:span text:style-name="T5">g</text:span></text:p>
      <text:p text:style-name="P7">Zk Rollups</text:p>
      <text:p text:style-name="P7">Expected Results</text:p>
      <text:p text:style-name="P7">Known Limitations And Issues</text:p>
      <text:p text:style-name="P7">Implementation Guide</text:p>
      <text:p text:style-name="P7">Additional Add-Ons</text:p>
      <text:p text:style-name="P5"/>
      <text:p text:style-name="P9"><text:span text:style-name="T6">Intro</text:span></text:p>
      <text:p text:style-name="P5"><text:span text:style-name="T7"><text:tab/>At the time of writing, </text:span><text:span text:style-name="T8">Monero is the target of a 51% attack by a rival chain (src). </text:span><text:span text:style-name="T9">This attack, while yet to be successful, has shown that Nakamura consensus is not enough to prevent an attack. It also shows that so-called “economic incentives” are insufficient against attackers with non-economic goals; </text:span><text:span text:style-name="T10">these</text:span><text:span text:style-name="T11"> are not considered</text:span><text:span text:style-name="T12"> </text:span><text:span text:style-name="T13">within the context of Nakamura consensus. </text:span><text:span text:style-name="T14">Simply put, if an attacker has the capability to perform an attack against Monero, and they are not profit-driven, there is little that the current consensus model can do </text:span><text:span text:style-name="T15">to prevent it.</text:span></text:p>
      <text:p text:style-name="P5"><text:tab/><text:span text:style-name="T16">Outside of this </text:span><text:span text:style-name="T17">current </text:span><text:span text:style-name="T16">attack, there are other issues with Nakamura consensus. </text:span><text:span text:style-name="T18">While the longest chain generally works as an analog for the collective will of users, it is utterly blind to </text:span><text:span text:style-name="T19">their</text:span><text:span text:style-name="T18"> real-world intentions and usage. There are many participant behaviors that are clearly incompatible with the goals of the collective (ie “selfish” mining attacks, needlessly empty or censored blocks) </text:span><text:span text:style-name="T20">that are entirely “kosher” within the bounds of Nakamura consensus. </text:span><text:span text:style-name="T21">A sensible consensus model needs to have the goals of the </text:span><text:span text:style-name="T22">network</text:span><text:span text:style-name="T21"> embedded within itself, rather than projected upon it in such a way that they could be removed at a moment’s notice.</text:span></text:p>
      <text:p text:style-name="P10"><text:tab/><text:span text:style-name="T23">Additionally, the emission model of traditional Nakamura consensus creates “malincentives”, or incentives for bad behavior. </text:span><text:span text:style-name="T24">A number of common Nakamura malincentives are either eliminated, as in the case of ASIC mining, or significantly mitigated, as in the case of emission decay, </text:span><text:span text:style-name="T25">in contemporary Monero</text:span><text:span text:style-name="T24">. </text:span><text:span text:style-name="T25">However, </text:span><text:span text:style-name="T26">Monero is not entirely immune of Nakamura-derived </text:span><text:span text:style-name="T27">malincentive</text:span><text:span text:style-name="T25">. </text:span></text:p>
      <text:p text:style-name="P10"><text:span text:style-name="T28"><text:tab/>For example, a node of some kind is required to mine, but running a node is slow, cumbersome, and in some cases an unexpected expense for miners, which creates a malincentive for miners to join pools </text:span><text:span text:style-name="T29">and use their nodes</text:span><text:span text:style-name="T28">, </text:span><text:span text:style-name="T30">which inherently centralize the network. </text:span><text:span text:style-name="T31">As of block 3475761, 638 </text:span><text:span text:style-name="T32">of the previous 1000 blocks were confirmed to be mined by 3 node operators, with a significant portion of 198 “unknown” blocks likely mined by Qubic. </text:span><text:span text:style-name="T33">A sensible consensus model needs to proactively remove all potential areas for centralization.</text:span></text:p>
      <text:p text:style-name="P11"><text:tab/>The node malincentives derived from Nakamura consensus run deeper than mere miner inconvenience and centralization risks. <text:span text:style-name="T34">Running a node yields no rewards from emissions nor transaction fees, </text:span><text:span text:style-name="T35">despite nodes being a required part of the Monero network. </text:span><text:span text:style-name="T36">The blatant discrepancy between the real value of nodes and the assigned value of nodes has resulted in </text:span><text:span text:style-name="T37">severe</text:span><text:span text:style-name="T36"> malincentives, </text:span><text:span text:style-name="T38">as the ones willing to run nodes are either doing so out of charity, out of malice, </text:span><text:span text:style-name="T39">or, in unfortunate cases, out of coercion or </text:span><text:span text:style-name="T40">theft of resource</text:span><text:span text:style-name="T38">. </text:span><text:span text:style-name="T41">It also inherently puts a damper on the scalability of the network, as it removes any incentive for a node runner to upgrade their system to improve the speed of the network. </text:span><text:span text:style-name="T42">A sensible consensus model should not only incentivize participants to “secure” the network, but should also encourage scalability, and should be proactive in providing fair value to the participants of the network.</text:span></text:p>
      <text:p text:style-name="P11"><text:tab/><text:span text:style-name="T43">[section abt qubic here]</text:span></text:p>
      <text:p text:style-name="P11"><text:tab/><text:span text:style-name="T43">This proposed upgrade to Monero, nicknamed “Republic”, would transition the network from the current consensus model of miners validating blocks directly and sending them to unpaid nodes, to a consensus where miners instead validate nodes in a quorum, who then, upon reaching a consensus, will validate transactions. </text:span><text:span text:style-name="T44">Miners will be able to choose which node to mine for, with payment method being determined entirely by the</text:span><text:span text:style-name="T45">ir</text:span><text:span text:style-name="T44"> node. </text:span><text:span text:style-name="T46">Miners can influence the decisions of the nodes through “agenda mining”, where the mining software will automatically adjust its mining target to whatever </text:span><text:span text:style-name="T47">node best fits the </text:span><text:span text:style-name="T46">miner’s “agenda”, or goals. </text:span><text:span text:style-name="T48">Nodes in the quorum reach finality upon 2/3rds consensus. </text:span><text:span text:style-name="T49">Nodes are routinely, but semi-randomly, “reselected”. </text:span><text:span text:style-name="T50">The blockchain is split into two parts, a “temporal” chain that exists entirely within the memory of a node, and </text:span><text:span text:style-name="T51">a “permanent” chain proof, which exists on disk. </text:span><text:span text:style-name="T52">When a “reselection” occurs, the temporal chain is “rolled up” into the “permanent” chain proof, and the temporal chain is reset. </text:span><text:span text:style-name="T53">This allows for an incredibly small permanent blockchain size</text:span></text:p>
      <text:p text:style-name="P11"/>
      <text:p text:style-name="P11"><text:soft-page-break/>blockchain size and efficient verification of transactions, while also limiting the non-trivial work of generating a proof to only limited times, with said work being distributed across all network nodes. Once implemented, the Monero network will be more scalable, with an incentive structure more aligned with that of improving infrastructure and network performance, while minimizing all effects on decentralization and privacy. </text:p>
      <text:p text:style-name="P11"/>
      <text:p text:style-name="P12"><text:span text:style-name="T54">C</text:span>onsensus</text:p>
      <text:p text:style-name="P11"/>
      <text:p text:style-name="P11">The Monero Republic upgrade uses a “quorum” style consensus mechanism, where a “quorum” of participant nodes are selected to make decisions. The size of the quorum in this paper is preliminarily chosen to be 1000, but this number is little more than an educated guess as to the best number. Whichever number is chosen must not be too low so as to centralize the network, but must also not be too high so as to cause network strain or to increase the risk of consensus failure. In addition to the quorum size, a further 1/6th of nodes are selected as “backups”, that can take the place of the selected nodes in the case of an emergency. Quorum members are selected at the end of an epoch via a provable “suitability” score. This score is determined by the length of the node’s private temporary chain multiplied by the “seniority coefficient”. The “seniority coefficient” is a float c&gt;=1 that is increased by long-term participation in the network. It grows slowly with time, and decreases slightly faster if participation halts. Participants in the “backup” section gain seniority faster than those who are in the quorum, <text:s/>which is meant to provide a small incentive for nodes in this section to remain active in case they are needed.</text:p>
      <text:p text:style-name="P11">Emissions are split evenly among all valid quorum participants at the end of the epoch. This is only paid out after the chain proof has been completed, to ensure that nodes do not attempt to avoid working on this calculation. As emissions are paid directly to nodes, it is the responsibility of nodes to pay their miners fairly. In the standard node implementation, there will be both a setting for sending all mining rewards to the node (should only be used for nodes that do all of their own mining), and for one that takes a set percentage from the reward and gives the rest to the miners responsible for mined blocks.</text:p>
      <text:p text:style-name="P11"/>
      <text:p text:style-name="P11">The network reaches a “consensus” whenever 2/3rds of the quorum agrees on the state of the temporal blockchain. Once this agreement is reached, the transaction is final. This means that there is instant finality on the chain. As emissions are no longer tied to blocks, the block creation rate is rapid. In order to prevent issues with timing, empty blocks are not allowed. Transactions are propagated throughout the network, checked for validity, and if they are valid, are immediately added to the newest block. Once the block reaches the limit of the block size (which is still determined dynamically in the same manner as before, though with alterations to match the change in timing) or a given “timeout” condition is reached, the block is submitted for consensus, and once consensus is reached, it is finalized. If a node has recently received a transaction but it is not added into the consensus in time, it will be postponed to the next block.</text:p>
      <text:p text:style-name="P11"/>
      <text:p text:style-name="P13"><text:span text:style-name="T55">M</text:span>ining/<text:span text:style-name="T55">N</text:span><text:span text:style-name="T56">ode </text:span><text:span text:style-name="T55">S</text:span><text:span text:style-name="T56">election</text:span></text:p>
      <text:p text:style-name="P11"/>
      <text:p text:style-name="P14">At the beginning of each epoch, the hash of the tallest block from each quorum member <text:span text:style-name="T57">is XOR’d against each other in order to generate a universal random “</text:span><text:span text:style-name="T58">genesis” code. </text:span><text:span text:style-name="T59">This code, along with the public key for the </text:span><text:span text:style-name="T60">respective</text:span><text:span text:style-name="T59"> node’</text:span><text:span text:style-name="T60">s</text:span><text:span text:style-name="T59"> identifier, is </text:span><text:span text:style-name="T61">hashed in the “genesis </text:span><text:span text:style-name="T62">block</text:span><text:span text:style-name="T61">” of </text:span><text:span text:style-name="T63">the respective node’s blockchain. </text:span><text:span text:style-name="T64">This ensures both that the “</text:span><text:span text:style-name="T65">work” on the blockchain </text:span><text:span text:style-name="T66">is</text:span><text:span text:style-name="T67"> not done in advance </text:span><text:span text:style-name="T68">of the epoch</text:span><text:span text:style-name="T67">, and that the </text:span><text:span text:style-name="T69">work belongs to the correct node </text:span><text:span text:style-name="T70">(which also allows for the “seniority coefficient” to be properly calculated)</text:span><text:span text:style-name="T69">.</text:span><text:span text:style-name="T65"> </text:span></text:p>
      <text:p text:style-name="P14"/>
      <text:p text:style-name="P15">The individual blockchains mine on a static-difficulty setting. This setting should be small enough that small participants on low-end consumer hardware can still mine a block at a minimum of once per 3 hours, but not small enough that re-orgs are common or that the size of individual blockchains become cumbersome. <text:span text:style-name="T71">The exact difficulty setting </text:span><text:soft-page-break/><text:span text:style-name="T71">should be dynamically updated at the beginning of each epoch.</text:span></text:p>
      <text:p text:style-name="P14"/>
      <text:p text:style-name="P16">Miners can choose which nodes they want to mine to, depending on a number of factors that the miner cares about. <text:span text:style-name="T72">While the primary factor will likely be earnings and how the earnings are paid out (as nodes are free to determine the payout method, this allows for both normal payout systems like PPLNS, as well as for abnormal payout systems, such as a “lottery” style payout like that implemented by XMRvsBEAST), </text:span><text:span text:style-name="T73">other factors such as security, node privacy, </text:span><text:span text:style-name="T74">and governance beliefs can influence their choice of node. </text:span><text:span text:style-name="T75">Nodes can also run “initiatives” </text:span><text:span text:style-name="T76">on their chains, where nodes propose a question or questions to miners, and mined blocks </text:span><text:span text:style-name="T77">can </text:span><text:span text:style-name="T76">contain </text:span><text:span text:style-name="T78">a </text:span><text:span text:style-name="T76">“ballot” obj</text:span><text:span text:style-name="T79">ect that shows the voting desires of the </text:span><text:span text:style-name="T80">block’s </text:span><text:span text:style-name="T79">miner.</text:span></text:p>
      <text:p text:style-name="P11"/>
      <text:p text:style-name="P17">The role of miners in this system changes from that of directly choosing blocks and making consensus decisions to that of directly choosing representatives that will then choose blocks and make consensus decisions. <text:span text:style-name="T81">This is analogous to the transition of a traditional government from a direct democracy to a democratic republic. Hence why this upgrade is referred to as “Republic”.</text:span></text:p>
      <text:p text:style-name="P11"/>
      <text:p text:style-name="P18">ZK Rollups</text:p>
      <text:p text:style-name="P11"/>
      <text:p text:style-name="P19">NOTE: This section, more than any other section, needs work done, due to the complexity involved.</text:p>
      <text:p text:style-name="P19"/>
      <text:p text:style-name="P20">Monero Republic incentivizes nodes to be productive and useful, which will allow for strong and reliable network infrastructure to be profitable and supported directly by miners. <text:span text:style-name="T82">An additional benefit is that computationally heavy tasks that do not generate emission directly, despite being useful, can be undertaken. </text:span><text:span text:style-name="T83">A good example of this in action is ZK rollups, </text:span><text:span text:style-name="T84">where a large challenge of implement</text:span><text:span text:style-name="T85">ion</text:span><text:span text:style-name="T84"> comes from the generation of proofs, </text:span><text:span text:style-name="T85">which is computationally difficult</text:span><text:span text:style-name="T84">.</text:span></text:p>
      <text:p text:style-name="P11"/>
      <text:p text:style-name="P21">In Monero Republic, ZK proofs (likely using STARKS as opposed to SNARKS) will be generated and “rolled up” into an overall “chain proof” at the end of every epoch. <text:span text:style-name="T86">The work for these proofs will be split evenly across all nodes. </text:span><text:span text:style-name="T87">Any node that fails to complete their share in a reasonable amount of time will have their payment withheld, and the payment will be given to an alternate node which completes the share. As payment is not given to nodes until after the proof is created and verified, </text:span><text:span text:style-name="T88">nodes have an exceedingly strong incentive to not attempt to skip proof generation. Furthermore, as miners are paid by nodes, miners have a strong incentive to only mine for nodes that will complete the proof generation.</text:span></text:p>
      <text:p text:style-name="P21"/>
      <text:p text:style-name="P22">The resulting proof should be incredibly small (&lt;10 MB at the <text:span text:style-name="T89">absolute </text:span>largest), <text:span text:style-name="T90">which </text:span><text:span text:style-name="T91">should</text:span><text:span text:style-name="T90"> improve syncing time for wallets dramatically.</text:span></text:p>
      <text:p text:style-name="P21"/>
      <text:p text:style-name="P23">It should be noted that the exact details of the proof system are not known, <text:span text:style-name="T92">and requires further research and discussion from those with more knowledge about ZK-related technologies.</text:span></text:p>
      <text:p text:style-name="P11"/>
      <text:p text:style-name="P18">Expected Results</text:p>
      <text:p text:style-name="P11"/>
      <text:p text:style-name="P24">Monero, once upgraded to this system, should immediately have a significantly higher transaction throughput than <text:span text:style-name="T93">before. </text:span><text:span text:style-name="T94">In addition, the hashrate will become much more decentralized, </text:span><text:span text:style-name="T95">reducing the concern for 51% </text:span><text:span text:style-name="T96">hashrate </text:span><text:span text:style-name="T95">attacks</text:span><text:span text:style-name="T94">. </text:span><text:span text:style-name="T97">Miners will experience the most disruption, but even this large of a change should only have minimal impacts on miner behavior. </text:span><text:span text:style-name="T98">Thanks to ZK Rollups, wallet syncing for new users becomes trivially fast and efficient, </text:span><text:span text:style-name="T99">especially for users syncing at or near the beginning of an epoch. </text:span><text:span text:style-name="T100">Transactions are processed and finalized quickly </text:span><text:span text:style-name="T101">(less than 15 seconds), </text:span><text:span text:style-name="T102">enabling the currency to become viable for everyday usage</text:span><text:span text:style-name="T101">. </text:span><text:span text:style-name="T103">All of this happens, without compromise to privacy and security. </text:span><text:span text:style-name="T104">In short, Monero becomes more than a mere “privacy tool” </text:span><text:span text:style-name="T105">or crypto curiousity</text:span><text:span text:style-name="T104">—it becomes a genuinely competitive alternative to modern payment processors.</text:span></text:p>
      <text:p text:style-name="P11"/>
      <text:p text:style-name="P25">Monero Republic vs Qubic</text:p>
      <text:p text:style-name="P26"/>
      <text:p text:style-name="P26">The design of this upgrade borrows heavily from the ideas behind the cryptocurrency <text:soft-page-break/>Qubic, with many aspects of it directly inspired from their implementation and whitepaper. The following is a list of <text:span text:style-name="T106">notable </text:span>alterations <text:span text:style-name="T107">to</text:span> their design, as well as explanations as to why <text:span text:style-name="T108">an alteration was made</text:span>:</text:p>
      <text:p text:style-name="P26"/>
      <text:p text:style-name="P27">Quorum Size</text:p>
      <text:p text:style-name="P28">The quorum size chosen by Qubic is 676, which was chosen because it was considered a fair balance between decentralization and compute efficiency. We have chosen a higher number for reference (1000), to signify that the quorum size should be larger <text:span text:style-name="T109">than Qubic’s size </text:span>in order to improve decentralization and to account for the currently very high number of Monero nodes.</text:p>
      <text:p text:style-name="P28"/>
      <text:p text:style-name="P29">Quorum Selection</text:p>
      <text:p text:style-name="P26"/>
      <text:p text:style-name="P28">Qubic’s quorum selection uses the raw PoW performance of each node as the sole determinant of node ranking. <text:span text:style-name="T108">This selection mechanism is passable, but taking into account the “seniority” of node participants is important to mitigate the risk of attacks by unknown parties. </text:span><text:span text:style-name="T110">While seniority should not be an insurmountable hurdle (which could allow for corrupt “elitist” behavior from older nodes, and would create a malincentive for attackers to steal the private keys of older nodes), </text:span><text:span text:style-name="T111">it should be a barrier to change.</text:span></text:p>
      <text:p text:style-name="P26"/>
      <text:p text:style-name="P30">Tick Leader/<text:span text:style-name="T112">Block Creation</text:span></text:p>
      <text:p text:style-name="P26"/>
      <text:p text:style-name="P31">Qubic’s block creation system (<text:span text:style-name="T113">a </text:span>block in Qubic are referred to as <text:span text:style-name="T113">a </text:span>“tick”), <text:span text:style-name="T114">utilizes a pseudorandomly assigned “tick leader” to construct a given tick, </text:span><text:span text:style-name="T115">which is then proposed to the rest of the nodes for consensus </text:span><text:span text:style-name="T116">approval</text:span><text:span text:style-name="T115">. </text:span><text:span text:style-name="T117">While this system has merits (</text:span><text:span text:style-name="T118">the main one being a trivial solution to transaction propagation issues), it creates issues relating to corruption in a tick leader. A tick leader could, for example, intentionally delay or censor certain transactions, or could intentionally submit invalid or multiple versions of their tick data. </text:span><text:span text:style-name="T119">Qubic mitigates these issues by checking if more than a third of nodes have voted against the proposed tick. If this occurs, then the tick is automatically “skipped”, and the next tick leader is used. </text:span><text:span text:style-name="T120">We have removed the tick leader from the consensus entirely, and have instead implemented a dynamic blocksize/timeout system, where if a </text:span><text:span text:style-name="T121">node can construct a block from their received transactions </text:span><text:span text:style-name="T120">that meets the current set blocksize or </text:span><text:span text:style-name="T122">if there are some transactions and </text:span><text:span text:style-name="T120">the maximum block delay has been reached, </text:span><text:span text:style-name="T123">they will submit the block for consensus.</text:span></text:p>
      <text:p text:style-name="P32">It can be argued that the “tick leader” approach still has some benefits over this proposed change. In the case that a “tick leader” design is implemented, it is strongly suggested that the selection process for the tick leader be modified, as Qubic’s design allows for a bad node to know when their assigned ticks are, which c<text:span text:style-name="T124">ould</text:span> allow them to coordinate with other attackers <text:span text:style-name="T124">to create “blackout” </text:span><text:span text:style-name="T125">periods.</text:span></text:p>
      <text:p text:style-name="P31"/>
      <text:p text:style-name="P33">PoW</text:p>
      <text:p text:style-name="P26"/>
      <text:p text:style-name="P34">Qubic uses a custom PoW algorithm designed to <text:span text:style-name="T126">produce</text:span> “useful” <text:span text:style-name="T126">outputs</text:span>, referred to as “UPoW”. <text:span text:style-name="T127">While this is an intriguing concept, it is one that is directly tied to their own goals, and only serves to add complexity and uncertainty to Monero’</text:span><text:span text:style-name="T128">s mining</text:span><text:span text:style-name="T127"> if implemented. </text:span><text:span text:style-name="T129">The PoW in our upgrade used by miners will remain as RandomX. </text:span><text:span text:style-name="T130">This paper should note that RandomX itself is not required to be the PoW method. </text:span><text:span text:style-name="T131">Any PoW algorithm used in Monero should be as close of an analog to individuals in a collective voting. </text:span><text:span text:style-name="T132">This includes mitigations against Sybil attacks, as well </text:span><text:span text:style-name="T133">as lowering the barrier to entry and reducing the effectiveness of efficiency techniques (such as ASICs or other systems that reduce the capability for normal users to compete).</text:span></text:p>
      <text:p text:style-name="P26"/>
      <text:p text:style-name="P35">Arbitrator</text:p>
      <text:p text:style-name="P26"/>
      <text:p text:style-name="P36">Qubic’s design utilizes an “Arbitrator”, which is a special network participant which can remove and replace nodes that are deemed problematic or subpar. <text:span text:style-name="T134">While their implementation includes a method to replace a rogue arbitrator with a 2/3rds supermajority, </text:span><text:span text:style-name="T135">the power of the arbitrator is still too powerful, with a myriad of different scenarios and situations where its presence poses a threat to </text:span><text:soft-page-break/><text:span text:style-name="T135">the entire governance model. </text:span><text:span text:style-name="T136">In our upgrade, the task of removing and replacing faulty nodes is ran automatically via “node gossip”, </text:span><text:span text:style-name="T137">with nodes being replaced by the “alternate” </text:span><text:span text:style-name="T138">nodes. This ensures a</text:span><text:span text:style-name="T139"> </text:span><text:span text:style-name="T138">per-epoch fault tolerance of </text:span><text:span text:style-name="T140">1/6 </text:span><text:span text:style-name="T141">at the smallest </text:span><text:span text:style-name="T140">(the percentage amount of alternate nodes), and a </text:span><text:span text:style-name="T142">tolerance of ~½ at the largest (the percentage amount of alternative nodes, plus the </text:span><text:span text:style-name="T143">smallest number of node failures required to prevent consensus).</text:span></text:p>
      <text:p text:style-name="P37">It may be possible to <text:span text:style-name="T144">address and mitigate the issues with Qubic’s arbitrator design. </text:span><text:span text:style-name="T145">If this is proven feasible, implementing an arbitrator-like participant may be desirable, as such a participant, if proven to be acting in the interests of the network, would be a significant safeguard against latent threats against the network.</text:span></text:p>
      <text:p text:style-name="P26"/>
      <text:p text:style-name="P26"><text:span text:style-name="T146">F</text:span><text:span text:style-name="T147">ee-less </text:span><text:span text:style-name="T146">T</text:span><text:span text:style-name="T147">ransactions</text:span></text:p>
      <text:p text:style-name="P38"/>
      <text:p text:style-name="P39">Transactions in Qubic do not have any associated fees. <text:span text:style-name="T148">While Monero Republic could implement this, it would be a significant change to the “</text:span><text:span text:style-name="T149">tokenomics” of the network. Additional details about this change can be found in the relevant section in Additional Add-Ons.</text:span></text:p>
      <text:p text:style-name="P26"/>
      <text:p text:style-name="P12"><text:span text:style-name="T150">K</text:span>nown <text:span text:style-name="T150">L</text:span>imitations and <text:span text:style-name="T150">I</text:span>ssues</text:p>
      <text:p text:style-name="P11"/>
      <text:p text:style-name="P40">The following is a list of known limitations and <text:span text:style-name="T151">potential </text:span>issues with Monero Republic. While this paper is in its early stages, this area will be in flux, and will likely see a large amount of iteration.</text:p>
      <text:p text:style-name="P40"/>
      <text:p text:style-name="P41">Sybil</text:p>
      <text:p text:style-name="P40"/>
      <text:p text:style-name="P42">The main challenge when attempting to move away from Nakamura consensus is the issue of so-called “Sybil” attacks, where an attacker uses multiple identities in order to obtain undue priviledge or advantage. <text:span text:style-name="T152">Due to the design of Monero Republic, this is a significant design challenge, with a clear and strong malincentive for participants to run multiple </text:span><text:span text:style-name="T153">nodes. </text:span><text:span text:style-name="T154">This is unfortunately an issue that Republic inherits from Qubic, which too suffers from Sybil-</text:span><text:span text:style-name="T155">related risks. “</text:span><text:span text:style-name="T156">Naive” attempts to resolve this issue, such as subnet-based filtering, do not fully solve the issue and will usually cause more harm to honest participants than good (for example, any form of naive heuristic filtering will inherently necessitate the removal of nodes that use techniques to anonymize their location, such as a darknet or proxy, </text:span><text:span text:style-name="T157">regardless of Sybil intentions</text:span><text:span text:style-name="T156">).</text:span></text:p>
      <text:p text:style-name="P43">Thankfully, there are some upsides to Republic that make it, in the worst case scenario, only mildly worse than the equivalent PoW scenario. <text:span text:style-name="T158">Because participants are ultimately chosen by collective hashrate, </text:span><text:span text:style-name="T159">any Sybil attack could at most only take down the network for nine days (this is assuming that manual intervention is not made by the remaining honest participants to “override” the attackers </text:span><text:span text:style-name="T160">and restart the network</text:span><text:span text:style-name="T159">, which is a potential </text:span><text:span text:style-name="T161">mitigation strategy</text:span><text:span text:style-name="T159">) </text:span><text:span text:style-name="T161">before participants could “vote” them out at the next epoch</text:span><text:span text:style-name="T159">. </text:span><text:span text:style-name="T162">Additionally, the hashrate required to perform such an attack would be roughly equivalent to that of a 51% attack in a traditional Nakamura consensus system, while still maintaining higher-level “safeguards” against adverse </text:span><text:span text:style-name="T163">network behavior.</text:span></text:p>
      <text:p text:style-name="P40"/>
      <text:p text:style-name="P41">Centralization</text:p>
      <text:p text:style-name="P40"/>
      <text:p text:style-name="P44">I am not aware of the current number of active Monero nodes, but I am nearly certain that the count is higher than the chosen consensus size of 1000. This is partially by design, as there should be a healthy amount of competition between nodes, and having too large a consensus size risks there being “consensus vacancies” that could be filled by adversaries.</text:p>
      <text:p text:style-name="P44">That being said, there are still centralization risks that this design introduces to the network. A major challenge is that if an adversary has the funds to pay miners above-emission rate, they will have an insurmountable edge against all other participants. <text:span text:style-name="T164">This means that the network can be liable to attacks of a similar nature to the current methods of Qubic, though the attack would be less effective in scope of risks, and would require a larger investment in server infrastructure.</text:span></text:p>
      <text:p text:style-name="P41">34% attack</text:p>
      <text:p text:style-name="P40"/>
      <text:p text:style-name="P45"><text:soft-page-break/>If an attacker is able to amass a 34% “minority” of quorum members, they will be able to temporarily prevent consensus, effectively “halting” the network until the issue is resolved. <text:span text:style-name="T165">In the case of a slowly increasing “bad” minority, members of the group can be marked by other nodes in the network as being “bad”, and they can be replaced with nodes </text:span><text:span text:style-name="T166">from</text:span><text:span text:style-name="T165"> the “alternate” pool. </text:span><text:span text:style-name="T167">As the alternate pool is limited in size (1/6th), there is a limit to how many nodes can be “replaced”. When this limit is reached, any further failing nodes, alternative or otherwise, will still be considered full members of the </text:span><text:span text:style-name="T168">consensus. </text:span><text:span text:style-name="T169">If the number of “bad” nodes exceeds 50% (</text:span><text:span text:style-name="T170">1/3 + 1/6), </text:span><text:span text:style-name="T171">consensus is completely halted, and will not be able to fix itself until the next epoch. </text:span><text:span text:style-name="T172">While this scenario is not perfect, it is preferable to the equivalent scenario in Nakamura consensus.</text:span></text:p>
      <text:p text:style-name="P40"/>
      <text:p text:style-name="P46"><text:span text:style-name="T173">E</text:span><text:span text:style-name="T174">xecutive-</text:span><text:span text:style-name="T173">L</text:span><text:span text:style-name="T174">egislative </text:span><text:span text:style-name="T173">D</text:span><text:span text:style-name="T174">iscrepancy</text:span></text:p>
      <text:p text:style-name="P40"/>
      <text:p text:style-name="P47">It should be noted that, similar to real world gubernatorial systems, there is a gap between the “legislative” decisions made through consensus and the “executive” actions taken by those who are tasked with satisfying those decisions. <text:span text:style-name="T175">This limits the real-world capability of using the on-chain consensus for larger decisions, as it is entirely possible for an arbitrary consensus to be reached </text:span><text:span text:style-name="T176">that is incompatible with reality. </text:span><text:span text:style-name="T177">A severe example of this would be voting to set the value of </text:span><text:span text:style-name="T178">a universal constant (such as pi) to an arbitrary value (literally impossible to execute, creating a disconnect), with a more mild example being demanding upgrades or fixes that, while technically possible, are outside of the current capability of the development team (</text:span><text:span text:style-name="T179">functionally impossible to execute, creating a disconnect). </text:span><text:span text:style-name="T180">Republic is not directly affected by these issues, as the consensus decisions described in this paper are entirely isolated to within the confines of the network itself, </text:span><text:span text:style-name="T181">but the limits of this consensus design need to be understood to prevent future developers from misconstruing the framework </text:span><text:span text:style-name="T182">to be</text:span><text:span text:style-name="T181"> a skeleton </text:span><text:span text:style-name="T183">upon</text:span><text:span text:style-name="T181"> which a distributed autonomous authority, or DAO, can be built: </text:span><text:span text:style-name="T184">this is not the case, and attempting to do so will cause more harm to Monero than good.</text:span></text:p>
      <text:p text:style-name="P11"/>
      <text:p text:style-name="P12"><text:span text:style-name="T185">I</text:span>mplementation/<text:span text:style-name="T185">T</text:span><text:span text:style-name="T186">ransfer</text:span> <text:span text:style-name="T185">G</text:span>uide</text:p>
      <text:p text:style-name="P11"/>
      <text:p text:style-name="P48">Note: This plan is not yet complete; no decisions should be made that rely on this plan until important sections (like the Upgrade/Failsafe sections) are finished.</text:p>
      <text:p text:style-name="P49"/>
      <text:p text:style-name="P50">Transitioning from current Monero to this proposed change would be a significant undertaking. <text:span text:style-name="T187">This is a guide of a potential transition plan. This does not plan for every contingency, and should not be taken as a complete plan. Any transition made should have a significant amount of planning and consideration taken into account, </text:span><text:span text:style-name="T188">both in advance conceptually and in practice after the programs for the implementation have been finalized. </text:span><text:span text:style-name="T189">This is not intended to replace any pre-existing upgrade protocols utilized in Monero. </text:span><text:span text:style-name="T190">This plan, while not explicitly stated, is created under the presumption that the FCMP upgrade is fully integrated.</text:span></text:p>
      <text:p text:style-name="P50"/>
      <text:p text:style-name="P51">1. All of the code for nodes, wallets, and miners will need to be completed <text:span text:style-name="T191">in full, </text:span><text:span text:style-name="T192">so that they are theoretically ready to be used in the upgrade.</text:span></text:p>
      <text:p text:style-name="P52">2. A thorough auditing process, in addition to any audits done beforehand, should occur, to make sure that both the code and concepts behind the code are sound.</text:p>
      <text:p text:style-name="P53">3. Once this is completed, <text:span text:style-name="T193">a “from-scratch” testnet and subsequent stagenet </text:span><text:span text:style-name="T194">with the upgraded code </text:span><text:span text:style-name="T193">should be ran and tested, to ensure that no issues still exist. </text:span><text:span text:style-name="T194">If issues are found, they should be fixed, and the </text:span><text:span text:style-name="T195">relevant net should be ran again.</text:span></text:p>
      <text:p text:style-name="P54">5. If the “from-scratch” updates were success<text:span text:style-name="T196">ful, and all issues were resolved, the relevant code for nodes, wallets, and miners should be released for usage on testnet and stagenet.</text:span></text:p>
      <text:p text:style-name="P55">4. Once this is completed, testnet should be attempted to be upgraded “<text:span text:style-name="T197">live”, </text:span><text:span text:style-name="T198">using the upgrade instructions below. If it fails, make sure that the “failsafe” in the upgrade works, address the failing issue, and continue. If it works properly, the upgrade should be redone </text:span><text:span text:style-name="T199">multiple times</text:span><text:span text:style-name="T198"> until it “fails” in some way, in order to </text:span><text:span text:style-name="T199">both ensure that any </text:span><text:span text:style-name="T200">latent issues are </text:span><text:soft-page-break/><text:span text:style-name="T200">addressed and that the network can recover from any upgrade failure.</text:span></text:p>
      <text:p text:style-name="P56">5. Once <text:span text:style-name="T201">testnet has been upgraded, repeat step 4 with stagenet.</text:span></text:p>
      <text:p text:style-name="P57">6. <text:span text:style-name="T202">Once stagenet has been upgraded, distribute the code for nodes, wallets, and miners to all users. Work with 3</text:span><text:span text:style-name="T203">rd</text:span><text:span text:style-name="T202"> party developers of Monero software to make sure that their code is ready for the upgrade. Once this is done, announce a block for the upgrade to occur on.</text:span></text:p>
      <text:p text:style-name="P58">7. Once the block for the upgrade begins, attempt the upgrade. Keep communication channels live and well-informed during this upgrade. If the upgrade fails, ensure t<text:span text:style-name="T204">hat the “failsafe” works properly, and assess and regroup. </text:span><text:span text:style-name="T205">If the upgrade succeeds, then the upgrade has been successful.</text:span></text:p>
      <text:p text:style-name="P58"/>
      <text:p text:style-name="P59">Upgrade instructions:</text:p>
      <text:p text:style-name="P59"/>
      <text:p text:style-name="P60">In the interest of time, this has not been finished. If there is increased interest in this section, this will be completed.</text:p>
      <text:p text:style-name="P61"/>
      <text:p text:style-name="P11"><text:span text:style-name="T206">A</text:span><text:span text:style-name="T6">dditional </text:span><text:span text:style-name="T206">A</text:span><text:span text:style-name="T6">dd-</text:span><text:span text:style-name="T206">O</text:span><text:span text:style-name="T6">ns</text:span> </text:p>
      <text:p text:style-name="P11"/>
      <text:p text:style-name="P62">The following is a list of potential avenues for future development that are opened up by Monero Republic, but are either too divisive, experimental, or complex to be formally introduced as a part of this upgrade. While this paper is in its early stages, this area will be in flux, and will likely see a large amount of iteration.</text:p>
      <text:p text:style-name="P11"/>
      <text:p text:style-name="P13"><text:span text:style-name="T207">F</text:span><text:span text:style-name="T208">ee-</text:span><text:span text:style-name="T209">l</text:span><text:span text:style-name="T208">ess </text:span><text:span text:style-name="T207">T</text:span><text:span text:style-name="T208">ransactions </text:span><text:span text:style-name="T210">(and changes to emission)</text:span></text:p>
      <text:p text:style-name="P38">In Qubic, <text:span text:style-name="T211">normal on-chain activity is completely fee-less, with the only </text:span><text:span text:style-name="T212">on-chain </text:span><text:span text:style-name="T211">fees being those associated with </text:span><text:span text:style-name="T213">Smart Contracts. </text:span><text:span text:style-name="T214">Transitioning Monero to a fee-less transaction system </text:span><text:span text:style-name="T215">may be a viable option after this upgrade, as the overall cost of creating a transaction in this system becomes much less significant. </text:span><text:span text:style-name="T210">Chan</text:span><text:span text:style-name="T216">ging to this system would necessitate a modification to emission, as the overall </text:span><text:span text:style-name="T217">percentage of value given to nodes decreases over time, </text:span><text:span text:style-name="T218">which reduces the capability of honest participants to compete against malicious nodes.</text:span></text:p>
      <text:p text:style-name="P38"/>
      <text:p text:style-name="P63">The change proposed in this section would <text:span text:style-name="T219">1. remove all transaction fees in the network, and 2. change the “tail emission” from a constant </text:span><text:span text:style-name="T220">157,680 XMR added per year to a constant </text:span><text:span text:style-name="T221">annual </text:span><text:span text:style-name="T220">percentage </text:span><text:span text:style-name="T222">yield</text:span><text:span text:style-name="T220">, </text:span><text:span text:style-name="T223">likely set no lower than</text:span><text:span text:style-name="T220"> 1% and </text:span><text:span text:style-name="T224">no higher than 4</text:span><text:span text:style-name="T220">%. </text:span><text:span text:style-name="T225">The raw emission would increase with each epoch, but following such that it would increase by the </text:span><text:span text:style-name="T226">given</text:span><text:span text:style-name="T225"> “emission percentage”.</text:span></text:p>
      <text:p text:style-name="P63"/>
      <text:p text:style-name="P64">There are a number of arguments both for and against this proposed change. <text:span text:style-name="T227">A common opposition is that the removal of </text:span><text:span text:style-name="T228">all </text:span><text:span text:style-name="T227">transaction “penalty” increases the chance for “spamming” behavior. </text:span><text:span text:style-name="T229">Another point is that the current valuation of Monero is </text:span><text:span text:style-name="T230">made</text:span><text:span text:style-name="T229"> under the presumption that the currency is, while technically infinite in supply, still linearly capped in emission rate; changing to a percentage model would “inflate” the currency at a much more rapid rate (even a small APY like 1% would </text:span><text:span text:style-name="T231">still result in the supply doubling once every ~70 years, </text:span><text:span text:style-name="T232">with a higher APY like 4% resulting in the supply doubling once every ~18 years</text:span><text:span text:style-name="T231">).</text:span></text:p>
      <text:p text:style-name="P64"/>
      <text:p text:style-name="P65">The main argument for this change <text:span text:style-name="T233">is</text:span> that it would create strong incentives for spending, while <text:span text:style-name="T234">reducing the incentive for “hoarding” behavior. </text:span><text:span text:style-name="T235">Using Monero for spending is arguably </text:span><text:span text:style-name="T236">its</text:span><text:span text:style-name="T235"> main us</text:span><text:span text:style-name="T236">e ca</text:span><text:span text:style-name="T237">se, so </text:span><text:span text:style-name="T238">removing as many barriers to doing so</text:span><text:span text:style-name="T239"> would make sense. </text:span><text:span text:style-name="T240">It should also be noted that transaction fees, while currently considered to be low by many, will </text:span><text:span text:style-name="T241">likely</text:span><text:span text:style-name="T240"> increase naturally in order to “make up” for the amount lost from </text:span><text:span text:style-name="T242">emission decay. </text:span><text:span text:style-name="T243">Transaction fees are a determinant factor in both driving users away from </text:span><text:span text:style-name="T244">those with too high of fees </text:span><text:span text:style-name="T245">and towards currencies </text:span><text:span text:style-name="T246">with little to none. </text:span><text:span text:style-name="T247">Removing transaction fees would increase the amount of Monero users, which would also improve the privacy of users.</text:span></text:p>
      <text:p text:style-name="P38"/>
      <text:p text:style-name="P66"><text:span text:style-name="T248">With all of this said, m</text:span>uch of the economic implications for different emission models, as well as how the burden of network cost is split between <text:span text:style-name="T249">holders, users, and infrastructure, needs further research, and should be looked into. </text:span><text:span text:style-name="T250">As this is mostly out of scope for the needs of this paper, that work will be left to future </text:span><text:span text:style-name="T251">endeavors.</text:span></text:p>
      <text:p text:style-name="P38"><text:soft-page-break/></text:p>
      <text:p text:style-name="P13"><text:span text:style-name="T252">A</text:span><text:span text:style-name="T253">rchival </text:span><text:span text:style-name="T252">N</text:span><text:span text:style-name="T253">odes</text:span></text:p>
      <text:p text:style-name="P67"/>
      <text:p text:style-name="P68">In the interest of time, this will be shortened for brevity’s sake. <text:span text:style-name="T254">It may be desired (or in the case of ZK rollups, required) to maintain a full record of transactions. In order to prevent a scenario where nodes centralize this record in order to save costs, the record needs to be saved in a “unique” manner, where each node’s record is unique to themselves, but the underlying information is consistent across all nodes. The algorithm used for this needs to be easy to verify, and fast enough in creation to not pose a challenge during range proof generation, while not being fast enough that nodes can generate this proof on-the-fly. </text:span></text:p>
      <text:p text:style-name="P68"/>
      <text:p text:style-name="P69">“<text:span text:style-name="T255">Threadable” </text:span><text:span text:style-name="T256">T</text:span><text:span text:style-name="T255">ransactions</text:span></text:p>
      <text:p text:style-name="P68"/>
      <text:p text:style-name="P68"><text:span text:style-name="T255">T</text:span>he mixture of irreversibility and untraceability creates a strong malincentive for <text:span text:style-name="T257">Monero receivers to commit </text:span>fraud and other undesirable behavior. This puts senders at an elevated risk in a transaction, as whatever they receive is more likely to be fraudulent than the payment they send. Furthermore, the inability to properly “chargeback” incorrect or mistaken transactions is a strong disadvantage when comparing cryptocurrencies to contemporary currencies. <text:span text:style-name="T258">This is a significant blocking factor for a number of potential users.</text:span></text:p>
      <text:p text:style-name="P68"/>
      <text:p text:style-name="P68"><text:span text:style-name="T259">Unfortunately, i</text:span>mplementing a full “mediation” system <text:span text:style-name="T260">(similar to the Haveno protocol)</text:span> within the currency would add significant complexity, only to result in a sub-par solution, as the system would inherently be reliant on “oracles” to deliver accurate real world info for arbitration. Additionally, this process would circumvent local jurisdiction on fraud, which may be undesirable.</text:p>
      <text:p text:style-name="P68"/>
      <text:p text:style-name="P68">The solution proposed is a new category of optionally traceable currency, referred to as “threadable”. This currency type would allow for spenders to trace the coinbase movement of the relevant spend if an issue arises before a “timeout” deadline. The exact timeout number is up for debate, but I recommend somewhere from 30-90 days. The timeout <text:span text:style-name="T261">could</text:span> also be variable, if desired, <text:span text:style-name="T262">though this would create usability challenges, similar to Monero’s old “lockout” functionality</text:span>.</text:p>
      <text:p text:style-name="P68"/>
      <text:p text:style-name="P68">Threadable currency can be “minted” at the time of a transaction by the sender. Notably, wallets can delineate between <text:span text:style-name="T263">t</text:span>hreadable and non-<text:span text:style-name="T263">t</text:span>hreadable currency, and each wallet has a special <text:span text:style-name="T263">subaddress that is only used for threadable currency</text:span> (default <text:span text:style-name="T263">addresses/subaddresses</text:span> <text:span text:style-name="T263">will only accept non-threadable currency</text:span>). This creates a barrier to <text:span text:style-name="T264">accidentally </text:span>sending the wrong type of currency.</text:p>
      <text:p text:style-name="P68"/>
      <text:p text:style-name="P68">In a nominal <text:span text:style-name="T265">t</text:span>hreadable transaction, the transaction is entirely private. Every time a <text:span text:style-name="T265">t</text:span>hreadable coinbase is transacted, its “timeout” is reset. Once the timeout period has passed, the <text:span text:style-name="T266">t</text:span>hreadable coinbase becomes a normal coinbase, and can be traded normally.</text:p>
      <text:p text:style-name="P68"/>
      <text:p text:style-name="P68">If a sender decides that the transaction is problematic within the timeout period, they can submit a special request to the blockchain that demands for any transaction data for the coinbase be privately sent to the sender. The coinbase is frozen until the receiver agrees.</text:p>
      <text:p text:style-name="P68">If the coinbase has been sent to another address, that address too is demanded in the same way. This is done recursively for all addresses that possess the coinbase.</text:p>
      <text:p text:style-name="P68"/>
      <text:p text:style-name="P68">The blockchain is “blind” to any external mediation process that occurs with regard to the traced transaction. The trace can be stopped either by the original sender or by both the sender and receiver. In the case of the sender closing it, they will pay a small fee, as this implies that the sender was incorrect in the trace. If it is closed by both, the recipient pays the fee, as this implies that they were the one in the wrong. Note that this fee is not intended as a direct or full penalty for poor conduct, and should only be high enough to mitigate abuse of the feature and undue stress on the network. The penalty is not intended as a replacement or supplement for jurisdictional legal proceedings. Also note that this system does not directly handle chargebacks. This is <text:soft-page-break/>intentional, as chargebacks should be handled by the parties themselves, instead of the network. This allows for better jurisdictional compliance and for better flexibility for the parties involved.</text:p>
      <text:p text:style-name="P68"/>
      <text:p text:style-name="P68">There are a number of potential negative effects of this system. It increases the complexity of the currency, which could result in users making improper decisions under the presumption of privacy or of the opposite. Its existence could also lead to downstream effects in restricted jurisdictions, where private transactions are outright banned. In the case that a large proportion of transactions are made utilizing this feature, the overall anonymity set of the network could be significantly exposed. While the fee decreases the effectiveness of spam attacks, a “black marble” attack would become more effective. There are also some neutral effects, such as an arbitrage opportunity for users willing to buy Threadable currency and wait for it to timeout to be traded privately.</text:p>
      <text:p text:style-name="P68"/>
      <text:p text:style-name="P68">In my opinion, these tradeoffs are worth the potential UX improvements of this feature; this can allow a potentially wronged party to fully trace their transactions (preventing potential on-chain “mixers” from obfuscating its location) without the party needing to obtain the view key of their wallet and of unassuming recipients, or to coordinate the obtaining of all individual transaction view keys involved. In addition, it does this with no risk of unwanted 3rd parties viewing the information without the consent of the sender and recipient, and with minimal risk to the anonymity of non-Threadable transactions. Instead of assuming that users won’t want or need transaction traceability, it minimizes the amount of traceability only to what i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sep style:width="0.0035in" style:color="#000000" style:height="100%" style:style="solid"/>
          <style:column style:rel-width="5216*" fo:start-indent="0in" fo:end-indent="0.1598in"/>
          <style:column style:rel-width="4755*" fo:start-indent="0.15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1T14:43:31.265925000</meta:creation-date>
    <dc:date>2025-09-15T22:20:10.607329000</dc:date>
    <meta:editing-duration>P8DT4H49M45S</meta:editing-duration>
    <meta:editing-cycles>369</meta:editing-cycles>
    <meta:generator>LibreOffice/25.2.5.2$MacOSX_AARCH64 LibreOffice_project/03d19516eb2e1dd5d4ccd751a0d6f35f35e08022</meta:generator>
    <meta:document-statistic meta:table-count="0" meta:image-count="0" meta:object-count="0" meta:page-count="11" meta:paragraph-count="100" meta:word-count="5483" meta:character-count="33798" meta:non-whitespace-character-count="28403"/>
  </office:meta>
</office:document-meta>
</file>